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5A0000015A7E1BE85A782E7B49.png" manifest:media-type="image/png"/>
  <manifest:file-entry manifest:full-path="Pictures/10000201000000CB00000037E9DEB9E6E44D4A9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5cm" style:rel-column-width="14932*"/>
    </style:style>
    <style:style style:name="Tableau2.B" style:family="table-column">
      <style:table-column-properties style:column-width="3.441cm" style:rel-column-width="12960*"/>
    </style:style>
    <style:style style:name="Tableau2.C" style:family="table-column">
      <style:table-column-properties style:column-width="9.996cm" style:rel-column-width="37643*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3" style:family="paragraph" style:parent-style-name="Standard">
      <style:text-properties officeooo:paragraph-rsid="00242b3f"/>
    </style:style>
    <style:style style:name="P4" style:family="paragraph" style:parent-style-name="Standard">
      <style:text-properties fo:font-size="2pt" officeooo:paragraph-rsid="00242b3f" style:font-size-asian="1.75pt" style:font-size-complex="2pt"/>
    </style:style>
    <style:style style:name="P5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3dcc4a" officeooo:paragraph-rsid="003dcc4a"/>
    </style:style>
    <style:style style:name="P13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fo:font-size="7pt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DejaVu Sans2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032d14d"/>
    </style:style>
    <style:style style:name="P2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justify" style:justify-single-word="false"/>
      <style:text-properties officeooo:paragraph-rsid="0032d14d"/>
    </style:style>
    <style:style style:name="P25" style:family="paragraph" style:parent-style-name="Table_20_Contents">
      <style:paragraph-properties fo:text-align="center" style:justify-single-word="false"/>
      <style:text-properties officeooo:rsid="0035e4a1" officeooo:paragraph-rsid="0035e4a1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1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2" style:family="paragraph" style:parent-style-name="Text_20_body">
      <style:text-properties fo:language="fr" fo:country="FR"/>
    </style:style>
    <style:style style:name="P33" style:family="paragraph" style:parent-style-name="Text_20_body">
      <style:text-properties fo:language="fr" fo:country="FR" officeooo:rsid="00112714" officeooo:paragraph-rsid="00112714" fo:background-color="transparent"/>
    </style:style>
    <style:style style:name="P34" style:family="paragraph" style:parent-style-name="Text_20_body">
      <style:text-properties fo:language="fr" fo:country="FR" officeooo:paragraph-rsid="0012207d" fo:background-color="transparent"/>
    </style:style>
    <style:style style:name="P35" style:family="paragraph" style:parent-style-name="Text_20_body">
      <style:text-properties fo:color="#000000" style:font-name="Monospace" fo:font-size="9pt" style:font-name-asian="Monospace" style:font-size-asian="9pt" style:font-name-complex="Monospace" style:font-size-complex="9pt"/>
    </style:style>
    <style:style style:name="P36" style:family="paragraph" style:parent-style-name="Text_20_body">
      <style:text-properties officeooo:paragraph-rsid="0032d14d"/>
    </style:style>
    <style:style style:name="P37" style:family="paragraph" style:parent-style-name="Text_20_body">
      <style:paragraph-properties fo:text-align="justify" style:justify-single-word="false"/>
      <style:text-properties officeooo:paragraph-rsid="0032d14d"/>
    </style:style>
    <style:style style:name="P38" style:family="paragraph" style:parent-style-name="Text_20_body">
      <style:text-properties officeooo:rsid="0032e14d" officeooo:paragraph-rsid="0032e14d"/>
    </style:style>
    <style:style style:name="P39" style:family="paragraph" style:parent-style-name="Text_20_body">
      <style:text-properties officeooo:rsid="003466f6" officeooo:paragraph-rsid="003466f6"/>
    </style:style>
    <style:style style:name="P40" style:family="paragraph" style:parent-style-name="Text_20_body">
      <style:text-properties officeooo:rsid="003b8f9a" officeooo:paragraph-rsid="003b8f9a"/>
    </style:style>
    <style:style style:name="P41" style:family="paragraph" style:parent-style-name="Text_20_body">
      <style:text-properties officeooo:rsid="003b1bfb" officeooo:paragraph-rsid="003b1bfb"/>
    </style:style>
    <style:style style:name="P42" style:family="paragraph" style:parent-style-name="Text_20_body">
      <style:text-properties officeooo:rsid="003b1bfb" officeooo:paragraph-rsid="00453a37"/>
    </style:style>
    <style:style style:name="P43" style:family="paragraph" style:parent-style-name="Text_20_body">
      <style:text-properties officeooo:paragraph-rsid="0043723c"/>
    </style:style>
    <style:style style:name="P44" style:family="paragraph" style:parent-style-name="Text_20_body">
      <style:text-properties officeooo:paragraph-rsid="00453a37"/>
    </style:style>
    <style:style style:name="P45" style:family="paragraph" style:parent-style-name="Balise">
      <style:text-properties style:use-window-font-color="true"/>
    </style:style>
    <style:style style:name="P46" style:family="paragraph" style:parent-style-name="Code">
      <style:text-properties style:font-name="DejaVu Sans1" fo:font-size="10pt" style:font-size-asian="10pt" style:font-size-complex="10pt"/>
    </style:style>
    <style:style style:name="P47" style:family="paragraph" style:parent-style-name="Text_20_body">
      <style:paragraph-properties fo:padding="0.049cm" fo:border="0.06pt solid #000000" style:shadow="none"/>
      <style:text-properties fo:font-weight="bold" officeooo:paragraph-rsid="0032d14d" style:font-weight-asian="bold" style:font-weight-complex="bold"/>
    </style:style>
    <style:style style:name="P48" style:family="paragraph" style:parent-style-name="Text_20_body">
      <style:paragraph-properties fo:padding="0.049cm" fo:border="0.06pt solid #000000" style:shadow="none"/>
      <style:text-properties fo:font-weight="bold" officeooo:rsid="0040009e" officeooo:paragraph-rsid="0040009e" style:font-weight-asian="bold" style:font-weight-complex="bold"/>
    </style:style>
    <style:style style:name="P49" style:family="paragraph" style:parent-style-name="Standard">
      <style:paragraph-properties fo:break-before="page"/>
    </style:style>
    <style:style style:name="P50" style:family="paragraph" style:parent-style-name="Tableau_20_entête">
      <style:paragraph-properties fo:text-align="center" style:justify-single-word="false"/>
    </style:style>
    <style:style style:name="P51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55" style:family="paragraph" style:parent-style-name="Text_20_body" style:list-style-name="L2"/>
    <style:style style:name="P56" style:family="paragraph" style:parent-style-name="Text_20_body" style:list-style-name="L3"/>
    <style:style style:name="P57" style:family="paragraph" style:parent-style-name="Text_20_body" style:list-style-name="L4">
      <style:text-properties officeooo:paragraph-rsid="002f7ecb"/>
    </style:style>
    <style:style style:name="P58" style:family="paragraph" style:parent-style-name="Text_20_body" style:list-style-name="L5"/>
    <style:style style:name="P59" style:family="paragraph" style:parent-style-name="Text_20_body" style:list-style-name="L6"/>
    <style:style style:name="P60" style:family="paragraph" style:parent-style-name="Text_20_body" style:list-style-name="L6">
      <style:text-properties officeooo:rsid="003a729b" fo:background-color="transparent"/>
    </style:style>
    <style:style style:name="P61" style:family="paragraph" style:parent-style-name="Text_20_body" style:list-style-name="L6">
      <style:text-properties fo:background-color="transparent"/>
    </style:style>
    <style:style style:name="P62" style:family="paragraph" style:parent-style-name="Text_20_body" style:list-style-name="L7"/>
    <style:style style:name="P63" style:family="paragraph" style:parent-style-name="Standard">
      <style:text-properties fo:font-size="10pt" fo:font-weight="bold" officeooo:rsid="004c7707" officeooo:paragraph-rsid="004c7707" style:font-size-asian="10pt" style:font-weight-asian="bold" style:font-size-complex="10pt" style:font-weight-complex="bold"/>
    </style:style>
    <style:style style:name="P64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65" style:family="paragraph" style:parent-style-name="Standard">
      <style:paragraph-properties fo:text-align="center" style:justify-single-word="false"/>
      <style:text-properties fo:font-size="20pt" fo:font-weight="bold" officeooo:rsid="004b69cd" officeooo:paragraph-rsid="004b69cd" style:font-size-asian="20pt" style:font-weight-asian="bold" style:font-size-complex="2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8pt" fo:font-weight="bold" officeooo:rsid="004c7707" officeooo:paragraph-rsid="004c7707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004e55f1" officeooo:paragraph-rsid="004e55f1"/>
    </style:style>
    <style:style style:name="P68" style:family="paragraph" style:parent-style-name="Heading_20_1">
      <style:text-properties officeooo:rsid="003b1bfb" officeooo:paragraph-rsid="003b1bfb"/>
    </style:style>
    <style:style style:name="P69" style:family="paragraph" style:parent-style-name="Heading_20_1">
      <style:text-properties officeooo:rsid="0040009e" officeooo:paragraph-rsid="0040009e"/>
    </style:style>
    <style:style style:name="P70" style:family="paragraph" style:parent-style-name="Heading_20_1">
      <style:paragraph-properties fo:break-before="page"/>
      <style:text-properties fo:color="#ffffff"/>
    </style:style>
    <style:style style:name="P71" style:family="paragraph" style:parent-style-name="Heading_20_3">
      <style:text-properties officeooo:rsid="00453a37" officeooo:paragraph-rsid="00453a37"/>
    </style:style>
    <style:style style:name="P72" style:family="paragraph" style:parent-style-name="Heading_20_3">
      <style:text-properties officeooo:paragraph-rsid="0032d14d"/>
    </style:style>
    <style:style style:name="P73" style:family="paragraph" style:parent-style-name="Heading_20_3">
      <style:text-properties officeooo:paragraph-rsid="00453a37"/>
    </style:style>
    <style:style style:name="P74" style:family="paragraph" style:parent-style-name="Heading_20_2">
      <style:text-properties officeooo:paragraph-rsid="003b8f9a"/>
    </style:style>
    <style:style style:name="P75" style:family="paragraph" style:parent-style-name="Heading_20_2">
      <style:paragraph-properties fo:break-before="page"/>
      <style:text-properties officeooo:paragraph-rsid="0043723c"/>
    </style:style>
    <style:style style:name="P76" style:family="paragraph" style:parent-style-name="Heading_20_4">
      <style:text-properties fo:language="fr" fo:country="FR" officeooo:paragraph-rsid="0012207d"/>
    </style:style>
    <style:style style:name="P77" style:family="paragraph" style:parent-style-name="Heading_20_4">
      <style:text-properties officeooo:paragraph-rsid="00453a37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340628" style:font-weight-asian="bold" style:font-weight-complex="bold"/>
    </style:style>
    <style:style style:name="T9" style:family="text">
      <style:text-properties fo:font-weight="bold" officeooo:rsid="003a729b" style:font-weight-asian="bold" style:font-weight-complex="bold"/>
    </style:style>
    <style:style style:name="T10" style:family="text">
      <style:text-properties fo:font-weight="bold" officeooo:rsid="0043723c" style:font-weight-asian="bold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3a729b" fo:background-color="transparent" loext:char-shading-value="0"/>
    </style:style>
    <style:style style:name="T13" style:family="text">
      <style:text-properties officeooo:rsid="00103c23"/>
    </style:style>
    <style:style style:name="T14" style:family="text">
      <style:text-properties officeooo:rsid="00112714"/>
    </style:style>
    <style:style style:name="T15" style:family="text">
      <style:text-properties officeooo:rsid="002e03b8"/>
    </style:style>
    <style:style style:name="T16" style:family="text">
      <style:text-properties officeooo:rsid="002f6506"/>
    </style:style>
    <style:style style:name="T17" style:family="text">
      <style:text-properties officeooo:rsid="003138d3"/>
    </style:style>
    <style:style style:name="T18" style:family="text">
      <style:text-properties officeooo:rsid="0032d14d"/>
    </style:style>
    <style:style style:name="T19" style:family="text">
      <style:text-properties officeooo:rsid="0032e14d"/>
    </style:style>
    <style:style style:name="T20" style:family="text">
      <style:text-properties officeooo:rsid="003453eb"/>
    </style:style>
    <style:style style:name="T21" style:family="text">
      <style:text-properties officeooo:rsid="0035e4a1"/>
    </style:style>
    <style:style style:name="T22" style:family="text">
      <style:text-properties officeooo:rsid="003a729b"/>
    </style:style>
    <style:style style:name="T23" style:family="text">
      <style:text-properties officeooo:rsid="003b8f9a"/>
    </style:style>
    <style:style style:name="T24" style:family="text">
      <style:text-properties officeooo:rsid="0040ef49"/>
    </style:style>
    <style:style style:name="T25" style:family="text">
      <style:text-properties officeooo:rsid="0043723c"/>
    </style:style>
    <style:style style:name="T26" style:family="text">
      <style:text-properties officeooo:rsid="00453a37"/>
    </style:style>
    <style:style style:name="T27" style:family="text">
      <style:text-properties officeooo:rsid="0049c782"/>
    </style:style>
    <style:style style:name="T28" style:family="text">
      <style:text-properties officeooo:rsid="004c7707"/>
    </style:style>
    <style:style style:name="T29" style:family="text">
      <style:text-properties officeooo:rsid="004e55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65">OC PIZZA</text:p>
            <text:p text:style-name="P9"/>
            <text:p text:style-name="P9"><text:user-defined style:data-style-name="N0" text:name="Projet">{{Projet}}</text:user-defined></text:p>
            <text:p text:style-name="P7"/>
            <text:p text:style-name="P8"><text:title>Dossier d'exploitation</text:title></text:p>
            <text:p text:style-name="P7"/>
            <text:p text:style-name="P7">Version <text:user-defined style:data-style-name="N0" text:name="Version">{{Version}}</text:user-defined></text:p>
          </table:table-cell>
        </table:table-row>
        <table:table-row table:style-name="Tableau12.2">
          <table:table-cell table:style-name="Tableau12.A1" office:value-type="string">
            <text:p text:style-name="P11">Auteur</text:p>
            <text:p text:style-name="P6"><text:user-defined style:data-style-name="N0" text:name="Auteur">{{Auteur}}</text:user-defined></text:p>
            <text:p text:style-name="P10"><text:user-defined style:data-style-name="N0" text:name="Auteur_Role">{{Auteur_Role}}</text:user-defined></text:p>
          </table:table-cell>
        </table:table-row>
      </table:table>
      <text:p text:style-name="P13">A Faire :</text:p>
      <text:list xml:id="list8881578184511137907" text:style-name="L1">
        <text:list-item>
          <text:p text:style-name="P64">Remplacer manuellement les valeurs entre &lt;&gt;</text:p>
        </text:list-item>
        <text:list-item>
          <text:p text:style-name="P64">Les valeurs entre {{}} sont à renseigner dans les propriétés du document</text:p>
        </text:list-item>
      </text:list>
      <text:p text:style-name="P12"/>
      <text:p text:style-name="P4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2">1 -Versions<text:tab/>4</text:p>
          <text:p text:style-name="P52">2 -Introduction<text:tab/>5</text:p>
          <text:p text:style-name="P53">2.1 -Objet du document<text:tab/>5</text:p>
          <text:p text:style-name="P53">2.2 -Références<text:tab/>5</text:p>
          <text:p text:style-name="P52">3 -Pré-requis<text:tab/>6</text:p>
          <text:p text:style-name="P53">3.1 -Système<text:tab/>6</text:p>
          <text:p text:style-name="P51">3.1.1 -Serveur de Base de données<text:tab/>6</text:p>
          <text:p text:style-name="P54">3.1.1.1 -Caractéristiques techniques<text:tab/>6</text:p>
          <text:p text:style-name="P51">3.1.2 -Serveur Web<text:tab/>6</text:p>
          <text:p text:style-name="P54">3.1.2.1 -Caractéristiques techniques<text:tab/>6</text:p>
          <text:p text:style-name="P51">3.1.3 -Serveur de Batches<text:tab/>6</text:p>
          <text:p text:style-name="P51">3.1.4 -Serveur de Fichiers<text:tab/>6</text:p>
          <text:p text:style-name="P53">3.2 -Bases de données<text:tab/>6</text:p>
          <text:p text:style-name="P53">3.3 -Web-services<text:tab/>6</text:p>
          <text:p text:style-name="P53">3.4 -Autres Ressources<text:tab/>6</text:p>
          <text:p text:style-name="P52">4 -Procédure de déploiement<text:tab/>7</text:p>
          <text:p text:style-name="P53">4.1 -Déploiement des Batches<text:tab/>7</text:p>
          <text:p text:style-name="P51">4.1.1 -Artefacts<text:tab/>7</text:p>
          <text:p text:style-name="P51">4.1.2 -Variables d'environnement<text:tab/>7</text:p>
          <text:p text:style-name="P51">4.1.3 -Configuration<text:tab/>7</text:p>
          <text:p text:style-name="P54">4.1.3.1 -Fichier xxx.yyy<text:tab/>8</text:p>
          <text:p text:style-name="P54">4.1.3.2 -Fichier zzz.ttt<text:tab/>8</text:p>
          <text:p text:style-name="P54">4.1.3.3 -Fichier ...<text:tab/>8</text:p>
          <text:p text:style-name="P51">4.1.4 -Ressources<text:tab/>8</text:p>
          <text:p text:style-name="P51">4.1.5 -Vérifications<text:tab/>8</text:p>
          <text:p text:style-name="P53">4.2 -Déploiement de l'Application Web<text:tab/>9</text:p>
          <text:p text:style-name="P51">4.2.1 -Artefacts<text:tab/>9</text:p>
          <text:p text:style-name="P51">4.2.2 -Environnement de l’application web<text:tab/>9</text:p>
          <text:p text:style-name="P54">4.2.2.1 -Variables d’environnement<text:tab/>9</text:p>
          <text:p text:style-name="P51">4.2.3 -Répertoire de configuration applicatif<text:tab/>9</text:p>
          <text:p text:style-name="P54">4.2.3.1 -Fichier xxx.yyy<text:tab/>9</text:p>
          <text:p text:style-name="P51">4.2.4 -DataSources<text:tab/>9</text:p>
          <text:p text:style-name="P51">4.2.5 -Ressources<text:tab/>10</text:p>
          <text:p text:style-name="P51">4.2.6 -Vérifications<text:tab/>10</text:p>
          <text:p text:style-name="P52">5 -Procédure de démarrage / arrêt<text:tab/>11</text:p>
          <text:p text:style-name="P53">5.1 -Base de données<text:tab/>11</text:p>
          <text:p text:style-name="P53">5.2 -Batches<text:tab/>11</text:p>
          <text:p text:style-name="P53">5.3 -Application web<text:tab/>11</text:p>
          <text:p text:style-name="P52">6 -Procédure de mise à jour<text:tab/>12</text:p>
          <text:p text:style-name="P53">6.1 -Base de données<text:tab/>12</text:p>
          <text:p text:style-name="P53">6.2 -Batches<text:tab/>12</text:p>
          <text:p text:style-name="P53">6.3 -Application web<text:tab/>12</text:p>
          <text:p text:style-name="P52">7 -Supervision/Monitoring<text:tab/>13</text:p>
          <text:p text:style-name="P53">7.1 -Supervision de l’application web<text:tab/>13</text:p>
          <text:p text:style-name="P52">8 -Procédure de sauvegarde et restauration<text:tab/>14</text:p>
          <text:p text:style-name="P52">9 -Glossaire<text:tab/>15</text:p>
        </text:index-body>
      </text:table-of-content>
      <text:p text:style-name="P45"/>
      <text:p text:style-name="P45"/>
      <text:h text:style-name="P70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50">Auteur</text:p>
          </table:table-cell>
          <table:table-cell table:style-name="Tableau7.A1" office:value-type="string">
            <text:p text:style-name="P50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50">Version</text:p>
          </table:table-cell>
        </table:table-row>
        <table:table-row table:style-name="Tableau7.2">
          <table:table-cell table:style-name="Tableau7.A2" office:value-type="string">
            <text:p text:style-name="P67">Thomas</text:p>
          </table:table-cell>
          <table:table-cell table:style-name="Tableau7.B2" office:value-type="string">
            <text:p text:style-name="P20"><text:span text:style-name="T29">30</text:span>/<text:span text:style-name="T29">09</text:span>/<text:span text:style-name="T29">2019</text:span></text:p>
          </table:table-cell>
          <table:table-cell table:style-name="Tableau7.C2" office:value-type="string">
            <text:p text:style-name="Table_20_Contents"><text:span text:style-name="T29">Elaboration</text:span> du document</text:p>
          </table:table-cell>
          <table:table-cell table:style-name="Tableau7.D2" office:value-type="string">
            <text:p text:style-name="P67">1</text:p>
          </table:table-cell>
        </table:table-row>
        <table:table-row table:style-name="Tableau7.2">
          <table:table-cell table:style-name="Tableau7.A5" office:value-type="string">
            <text:p text:style-name="P20"/>
          </table:table-cell>
          <table:table-cell table:style-name="Tableau7.B5" office:value-type="string">
            <text:p text:style-name="P2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0"/>
          </table:table-cell>
        </table:table-row>
        <table:table-row table:style-name="Tableau7.2">
          <table:table-cell table:style-name="Tableau7.A5" office:value-type="string">
            <text:p text:style-name="P20"/>
          </table:table-cell>
          <table:table-cell table:style-name="Tableau7.B5" office:value-type="string">
            <text:p text:style-name="P2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0"/>
          </table:table-cell>
        </table:table-row>
        <table:table-row table:style-name="Tableau7.2">
          <table:table-cell table:style-name="Tableau7.A5" office:value-type="string">
            <text:p text:style-name="P20"/>
          </table:table-cell>
          <table:table-cell table:style-name="Tableau7.B5" office:value-type="string">
            <text:p text:style-name="P2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0"/>
          </table:table-cell>
        </table:table-row>
      </table:table>
      <text:p text:style-name="P46"/>
      <text:p text:style-name="P31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5">dossier d’exploitation </text:span>de l'application <text:span text:style-name="T13">XXX…</text:span></text:p>
      <text:p text:style-name="P38">Objectif du document...</text:p>
      <text:h text:style-name="Heading_20_2" text:outline-level="2">Références</text:h>
      <text:p text:style-name="Text_20_body">Pour de plus amples informations, se référer :</text:p>
      <text:list xml:id="list8789588317620708711" text:style-name="L2">
        <text:list-item>
          <text:p text:style-name="P55"><text:span text:style-name="T6">D</text:span><text:span text:style-name="T7">C</text:span><text:span text:style-name="T6">T - </text:span><text:span text:style-name="T7">Xxx</text:span> : Dossier de <text:span text:style-name="T13">conception</text:span> technique de l'application</text:p>
        </text:list-item>
        <text:list-item>
          <text:p text:style-name="P55">...</text:p>
        </text:list-item>
      </text:list>
      <text:h text:style-name="P68" text:outline-level="1">Pré-requis</text:h>
      <text:h text:style-name="Heading_20_2" text:outline-level="2">Système</text:h>
      <text:h text:style-name="Heading_20_3" text:outline-level="3">Serveur de Base de données</text:h>
      <text:p text:style-name="P32">Serveur de base de données hébergeant l<text:span text:style-name="T19">e/les schémas/base</text:span> <text:span text:style-name="T14">Xxxx…</text:span>.</text:p>
      <text:h text:style-name="Heading_20_4" text:outline-level="4">Caractéristiques techniques</text:h>
      <text:p text:style-name="P33"/>
      <text:h text:style-name="Heading_20_3" text:outline-level="3">Serveur Web</text:h>
      <text:p text:style-name="P32">Serveur physique ou virtuel hébergeant l'application web.</text:p>
      <text:h text:style-name="P76" text:outline-level="4">Caractéristiques techniques</text:h>
      <text:p text:style-name="P34"/>
      <text:h text:style-name="Heading_20_3" text:outline-level="3">Serveur de Batches</text:h>
      <text:p text:style-name="Text_20_body">...</text:p>
      <text:h text:style-name="Heading_20_3" text:outline-level="3">Serveur de Fichiers</text:h>
      <text:p text:style-name="Text_20_body">...</text:p>
      <text:h text:style-name="Heading_20_2" text:outline-level="2">Bases de données</text:h>
      <text:p text:style-name="Text_20_body">Les bases de données et schémas suivants doivent être accessibles et à jour :</text:p>
      <text:list xml:id="list2748431067496447682" text:style-name="L3">
        <text:list-item>
          <text:p text:style-name="P56"><text:span text:style-name="T6">… :</text:span> <text:span text:style-name="T16">version XXX</text:span></text:p>
        </text:list-item>
      </text:list>
      <text:h text:style-name="Heading_20_2" text:outline-level="2">Web-services</text:h>
      <text:p text:style-name="Text_20_body">Les web services suivants doivent être accessibles et à jour :</text:p>
      <text:list xml:id="list1693684320230959158" text:style-name="L4">
        <text:list-item>
          <text:p text:style-name="P57"><text:span text:style-name="T6">… :</text:span> <text:span text:style-name="T16">version XXX</text:span></text:p>
        </text:list-item>
      </text:list>
      <text:h text:style-name="Heading_20_2" text:outline-level="2"><text:span text:style-name="T18">Autres </text:span>Ressource<text:span text:style-name="T18">s</text:span></text:h>
      <text:p text:style-name="P35">...</text:p>
      <text:p text:style-name="P35"/>
      <text:h text:style-name="P68" text:outline-level="1">Procédure de déploiement</text:h>
      <text:h text:style-name="Heading_20_2" text:outline-level="2">Déploiement des Batches</text:h>
      <text:h text:style-name="Heading_20_3" text:outline-level="3">Artefacts</text:h>
      <text:p text:style-name="Text_20_body">Les batches de <text:span text:style-name="T19">l’application Xxx</text:span> sont construits sous la forme d'une archive ZIP contenant les répertoires :</text:p>
      <text:list xml:id="list96489340569065430" text:style-name="L5">
        <text:list-item>
          <text:p text:style-name="P58"><text:span text:style-name="T6">bin</text:span> : les scripts SH de lancement des différents batches</text:p>
        </text:list-item>
        <text:list-item>
          <text:p text:style-name="P58"><text:span text:style-name="T6">conf</text:span> : les fichiers de configuration</text:p>
        </text:list-item>
        <text:list-item>
          <text:p text:style-name="P58"><text:span text:style-name="T6">...</text:span> : ...</text:p>
        </text:list-item>
      </text:list>
      <text:p text:style-name="Text_20_body"/>
      <text:p text:style-name="Text_20_body"><text:span text:style-name="T20">Extraire l</text:span>'archive <text:span text:style-name="T8">XXX</text:span><text:span text:style-name="T6">.zip</text:span> dans le répertoire :</text:p>
      <text:p text:style-name="P48">/xxx/yyy</text:p>
      <text:p text:style-name="Text_20_body"><text:span text:style-name="T20">Positionner l</text:span>es droits d'exécution sur les scripts SH de lancement des batches.</text:p>
      <text:p text:style-name="Text_20_body">….</text:p>
      <text:h text:style-name="Heading_20_3" text:outline-level="3">Variables d'environnement</text:h>
      <text:p text:style-name="P36">Voici les variables d'environnement reconnues par les batches de <text:span text:style-name="T17">l’application XXX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0">Nom</text:p>
          </table:table-cell>
          <table:table-cell table:style-name="Tableau2.A1" office:value-type="string">
            <text:p text:style-name="P50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>
          <table:table-cell table:style-name="Tableau2.A3" office:value-type="string">
            <text:p text:style-name="P25">XXX_HOME</text:p>
          </table:table-cell>
          <table:table-cell table:style-name="Tableau2.B3" office:value-type="string">
            <text:p text:style-name="P21">non</text:p>
          </table:table-cell>
          <table:table-cell table:style-name="Tableau2.C3" office:value-type="string">
            <text:p text:style-name="P24">Répertoire racine d<text:span text:style-name="T21">e l’installation de l’application</text:span></text:p>
          </table:table-cell>
        </table:table-row>
        <table:table-row>
          <table:table-cell table:style-name="Tableau2.A3" office:value-type="string">
            <text:p text:style-name="P25"/>
          </table:table-cell>
          <table:table-cell table:style-name="Tableau2.B3" office:value-type="string">
            <text:p text:style-name="P21"/>
          </table:table-cell>
          <table:table-cell table:style-name="Tableau2.C3" office:value-type="string">
            <text:p text:style-name="P24"/>
          </table:table-cell>
        </table:table-row>
      </table:table>
      <text:p text:style-name="P36"/>
      <text:p text:style-name="P39">Définissez les variables d’environnement nécessaires <text:span text:style-name="T22">comme ceci...</text:span></text:p>
      <text:p text:style-name="P39">...</text:p>
      <text:h text:style-name="Heading_20_3" text:outline-level="3">Configuration</text:h>
      <text:p text:style-name="Text_20_body">Voici les différents fichiers de configuration :</text:p>
      <text:list xml:id="list5768192912796173944" text:style-name="L6">
        <text:list-item>
          <text:p text:style-name="P59"><text:span text:style-name="T9">xxx.yyy</text:span> : fichier de configuration des logs</text:p>
        </text:list-item>
        <text:list-item>
          <text:p text:style-name="P59"><text:span text:style-name="T9">zzz</text:span><text:span text:style-name="T6">.</text:span><text:span text:style-name="T9">ttt</text:span> : fichier de configuration de l'application...</text:p>
        </text:list-item>
        <text:list-item>
          <text:p text:style-name="P59"><text:span text:style-name="T9">aaa</text:span> : <text:span text:style-name="T11">fichier de configuration de la </text:span><text:span text:style-name="T12">ressources XXX</text:span></text:p>
        </text:list-item>
        <text:list-item>
          <text:p text:style-name="P60">...</text:p>
        </text:list-item>
        <text:list-item>
          <text:p text:style-name="P61"/>
        </text:list-item>
      </text:list>
      <text:h text:style-name="Heading_20_4" text:outline-level="4">Fichier <text:span text:style-name="T22">xxx</text:span>.<text:span text:style-name="T22">yyy</text:span></text:h>
      <text:p text:style-name="Text_20_body">…</text:p>
      <text:h text:style-name="Heading_20_4" text:outline-level="4"><text:soft-page-break/>Fichier <text:span text:style-name="T22">zzz</text:span>.<text:span text:style-name="T22">ttt</text:span></text:h>
      <text:p text:style-name="Text_20_body">...</text:p>
      <text:h text:style-name="Heading_20_4" text:outline-level="4">Fichier ...</text:h>
      <text:p text:style-name="Text_20_body"/>
      <text:h text:style-name="P71" text:outline-level="3">Ressources</text:h>
      <text:p text:style-name="P44">...</text:p>
      <text:h text:style-name="Heading_20_3" text:outline-level="3">Vérifications</text:h>
      <text:p text:style-name="P41">Afin de vérifier le bon déploiement des batches, faire ceci…</text:p>
      <text:p text:style-name="P41"/>
      <text:h text:style-name="P75" text:outline-level="2">Déploiement de l'Application Web</text:h>
      <text:h text:style-name="Heading_20_3" text:outline-level="3">Artefacts</text:h>
      <text:p text:style-name="Text_20_body">...</text:p>
      <text:h text:style-name="Heading_20_3" text:outline-level="3">Environnement de l’application web</text:h>
      <text:h text:style-name="Heading_20_4" text:outline-level="4">Variables <text:span text:style-name="T25">d’environnement</text:span></text:h>
      <text:p text:style-name="P36">Le serveur d'application JOnAS doit être exécuté avec la variable d'environnement suivante définie au démarrage. Elle est nécessaire afin de récupérer le répertoire contenant les fichiers de configuration de l'application :</text:p>
      <text:p text:style-name="P47">-D<text:span text:style-name="T25">com</text:span>.<text:span text:style-name="T25">ocpizza.apps</text:span>.conf=$home_application_conf_directory</text:p>
      <text:p text:style-name="P36"/>
      <text:p text:style-name="P36">INFO : il ne faut pas mettre de « / » à la fin de la valeur de la variable et ne pas utiliser d'espace dans le chemin.</text:p>
      <text:h text:style-name="P72" text:outline-level="3">Répertoire de configuration applicatif</text:h>
      <text:p text:style-name="P36">Le répertoire de configuration applicatif doit être créé sur le <text:span text:style-name="T25">système de fichier</text:span> et définit de la façon suivante :</text:p>
      <text:p text:style-name="P47">$home_application_conf_directory/<text:span text:style-name="T25">applicationX</text:span></text:p>
      <text:p text:style-name="Text_20_body">… <text:span text:style-name="T26">fichiers de configuration… :</text:span></text:p>
      <text:list xml:id="list8125238572221167647" text:style-name="L7">
        <text:list-item>
          <text:p text:style-name="P62">...</text:p>
        </text:list-item>
      </text:list>
      <text:h text:style-name="P77" text:outline-level="4">Fichier <text:span text:style-name="T22">xxx</text:span>.<text:span text:style-name="T22">yyy</text:span></text:h>
      <text:p text:style-name="Text_20_body">...</text:p>
      <text:h text:style-name="P72" text:outline-level="3">Data<text:span text:style-name="T25">S</text:span>ources</text:h>
      <text:p text:style-name="P37">Les accès aux bases de données doivent se configurer à l'aide des fichiers…</text:p>
      <text:p text:style-name="P37"/>
      <text:p text:style-name="P43">Le fichier de drivers <text:span text:style-name="T10">postgresql</text:span><text:span text:style-name="T6"> (</text:span><text:span text:style-name="T10">postgresql</text:span><text:span text:style-name="T6">-</text:span><text:span text:style-name="T10">9</text:span><text:span text:style-name="T6">.2.</text:span><text:span text:style-name="T10">x</text:span><text:span text:style-name="T6">.)</text:span> doit être déposé dans le répertoire :</text:p>
      <text:p text:style-name="P47">$home_<text:span text:style-name="T25">server</text:span>/lib/ext</text:p>
      <text:p text:style-name="Text_20_body">...</text:p>
      <text:h text:style-name="P72" text:outline-level="3">Ressources</text:h>
      <text:p text:style-name="P36">...</text:p>
      <text:h text:style-name="P73" text:outline-level="3"><text:soft-page-break/>Vérifications</text:h>
      <text:p text:style-name="P42">Afin de vérifier le bon déploiement de <text:span text:style-name="T27">l’application</text:span>, faire ceci…</text:p>
      <text:p text:style-name="P42"/>
      <text:h text:style-name="P69" text:outline-level="1">Procédure de démarrage / arrêt</text:h>
      <text:h text:style-name="Heading_20_2" text:outline-level="2">Base de données</text:h>
      <text:p text:style-name="Text_20_body"/>
      <text:h text:style-name="Heading_20_2" text:outline-level="2">Batches</text:h>
      <text:p text:style-name="Text_20_body"/>
      <text:h text:style-name="Heading_20_2" text:outline-level="2">Application web</text:h>
      <text:h text:style-name="Heading_20_1" text:outline-level="1">Procédure de mise à jour</text:h>
      <text:h text:style-name="Heading_20_2" text:outline-level="2"><text:span text:style-name="T24">B</text:span>ase de données</text:h>
      <text:p text:style-name="Text_20_body"/>
      <text:h text:style-name="Heading_20_2" text:outline-level="2"><text:span text:style-name="T24">B</text:span>atches</text:h>
      <text:p text:style-name="Text_20_body"/>
      <text:h text:style-name="Heading_20_2" text:outline-level="2"><text:span text:style-name="T24">A</text:span>pplication web</text:h>
      <text:h text:style-name="Heading_20_1" text:outline-level="1"><text:span text:style-name="T23">Supervision</text:span>/Monitoring</text:h>
      <text:h text:style-name="P74" text:outline-level="2"><text:span text:style-name="T23">Supervision</text:span> de l’application web</text:h>
      <text:p text:style-name="P40">Afin de tester que l’application web est toujours fonctionnelles, faire ceci…</text:p>
      <text:p text:style-name="P40"/>
      <text:h text:style-name="Heading_20_1" text:outline-level="1">Procédure de sauvegarde <text:span text:style-name="T23">et restauration</text:span></text:h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2"/>
          </table:table-cell>
          <table:table-cell table:style-name="Tableau1.B1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2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4c7707" officeooo:paragraph-rsid="004c7707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rsid="004c7707" officeooo:paragraph-rsid="004c7707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officeooo:rsid="004c7707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4" style:family="text">
      <style:text-properties officeooo:rsid="001b7e3f"/>
    </style:style>
    <style:style style:name="MT5" style:family="text">
      <style:text-properties fo:color="#555555"/>
    </style:style>
    <style:style style:name="MT6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Dev_tools</text:p>
            </table:table-cell>
            <table:table-cell table:style-name="Tableau6.B1" office:value-type="string">
              <text:p text:style-name="MP2">OC PIZZA</text:p>
              <text:p text:style-name="MP3"><text:user-defined style:data-style-name="N0" text:name="Projet">{{Projet}}</text:user-defined></text:p>
              <text:p text:style-name="MP4"><text:title>Dossier d'exploitation</text:title></text:p>
            </table:table-cell>
            <table:table-cell table:style-name="Tableau6.C1" office:value-type="string">
              <text:p text:style-name="MP5">Version : <text:span text:style-name="MT1">2</text:span></text:p>
              <text:p text:style-name="MP5">Date : <text:span text:style-name="MT1">30/09/2019</text:span></text:p>
              <text:p text:style-name="MP5">Page : <text:page-number text:select-page="current">14</text:page-number> / <text:page-count>14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1" text:anchor-type="paragraph" svg:x="-0.425cm" svg:y="0cm" svg:width="5.156cm" svg:height="1.397cm" draw:z-index="0"><draw:image xlink:href="Pictures/10000201000000CB00000037E9DEB9E6E44D4A95.png" xlink:type="simple" xlink:show="embed" xlink:actuate="onLoad"/></draw:frame></text:p>
            </table:table-cell>
            <table:table-cell table:style-name="Tableau4.A1" office:value-type="string">
              <text:p text:style-name="MP8"><draw:frame draw:style-name="Mfr1" draw:name="Image2" text:anchor-type="paragraph" svg:x="5.884cm" svg:y="-1cm" svg:width="2.54cm" svg:height="2.54cm" draw:z-index="1"><draw:image xlink:href="Pictures/100000000000015A0000015A7E1BE85A782E7B49.png" xlink:type="simple" xlink:show="embed" xlink:actuate="onLoad"/></draw:frame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{{Entreprise}}</text:user-defined></text:p>
            </table:table-cell>
            <table:table-cell table:style-name="Tableau5.A1" office:value-type="string">
              <text:p text:style-name="MP10"><text:span text:style-name="MT2">&lt;AdresseEntreprise&gt; – &lt;Téléphone&gt; – &lt;</text:span><text:span text:style-name="MT3">E</text:span><text:span text:style-name="MT2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1">&lt;siteWebEntreprise&gt;</text:p>
            </table:table-cell>
            <table:table-cell table:style-name="Tableau5.A1" office:value-type="string">
              <text:p text:style-name="MP12">S.A.R.L. au capital de 1 000,00 € enregistrée au RCS de <text:span text:style-name="MT4">Xxxx – </text:span>SIREN <text:span text:style-name="MT4">999</text:span> <text:span text:style-name="MT4">999</text:span> <text:span text:style-name="MT4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5">open</text:span><text:span text:style-name="MT6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 / <text:page-count>14</text:page-count> 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5.1.6.2$Linux_X86_64 LibreOffice_project/10m0$Build-2</meta:generator>
    <dc:title>Dossier d'exploitation</dc:title>
    <meta:document-statistic meta:table-count="8" meta:image-count="2" meta:object-count="0" meta:page-count="14" meta:paragraph-count="186" meta:word-count="861" meta:character-count="5248" meta:non-whitespace-character-count="4628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